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officeooo:rsid="001dd38f" officeooo:paragraph-rsid="001dd38f"/>
    </style:style>
    <style:style style:name="P2" style:family="paragraph" style:parent-style-name="Preformatted_20_Text" style:list-style-name="L2">
      <style:text-properties style:font-name="Times New Roman" officeooo:rsid="001dd38f" officeooo:paragraph-rsid="001dd38f"/>
    </style:style>
    <style:style style:name="P3" style:family="paragraph" style:parent-style-name="Preformatted_20_Text">
      <style:text-properties style:font-name="Times New Roman" fo:font-size="12pt" style:text-underline-style="solid" style:text-underline-width="auto" style:text-underline-color="font-color" fo:font-weight="bold" officeooo:rsid="001dd38f" officeooo:paragraph-rsid="001dd38f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officeooo:rsid="001e863a" officeooo:paragraph-rsid="001e863a"/>
    </style:style>
    <style:style style:name="P5" style:family="paragraph" style:parent-style-name="Preformatted_20_Text" style:list-style-name="L2">
      <style:paragraph-properties fo:margin-top="0cm" fo:margin-bottom="0.3cm" loext:contextual-spacing="false"/>
      <style:text-properties style:font-name="Times New Roman" officeooo:rsid="001dd38f" officeooo:paragraph-rsid="001dd38f"/>
    </style:style>
    <style:style style:name="T1" style:family="text">
      <style:text-properties officeooo:rsid="001e841d"/>
    </style:style>
    <style:style style:name="T2" style:family="text">
      <style:text-properties officeooo:rsid="001e86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PJ – 2020.05.25:</text:p>
      <text:p text:style-name="P1"/>
      <text:p text:style-name="P1">As far as I can tell without spending anytime at al<text:span text:style-name="T1">l</text:span>. There have been 4 of these courses, <text:span text:style-name="T2">to which we might have contributed</text:span>.</text:p>
      <text:p text:style-name="P1"/>
      <text:list xml:id="list4587665992478465461" text:style-name="L2">
        <text:list-item>
          <text:p text:style-name="P5">2018.04 -</text:p>
        </text:list-item>
        <text:list-item>
          <text:p text:style-name="P5">2018.09 – 12</text:p>
        </text:list-item>
        <text:list-item>
          <text:p text:style-name="P2">2019.08.13 – 11.30</text:p>
          <text:p text:style-name="P5"><text:a xlink:type="simple" xlink:href="https://www.h3abionet.org/categories/training/introduction-to-bioinformatics-training-2019" text:style-name="Internet_20_link" text:visited-style-name="Visited_20_Internet_20_Link">https://www.h3abionet.org/categories/training/introduction-to-bioinformatics-training-2019</text:a></text:p>
        </text:list-item>
        <text:list-item>
          <text:p text:style-name="P2">2020.<text:span text:style-name="T2">05.04 – 007.31</text:span></text:p>
        </text:list-item>
      </text:list>
      <text:p text:style-name="P1"/>
      <text:p text:style-name="P4">Information on SA web site is strangely incomplete? I ask Ped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999999" style:font-name="Times New Roman1" fo:font-family="'Times New Roman'" style:font-style-name="Regular" style:font-family-generic="roman" style:font-pitch="variable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999999" style:font-name="Times New Roman1" fo:font-family="'Times New Roman'" style:font-style-name="Regular" style:font-family-generic="roman" style:font-pitch="variabl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6T07:07:02.483713857</dc:date>
    <meta:editing-duration>PT5M33S</meta:editing-duration>
    <meta:editing-cycles>1</meta:editing-cycles>
    <meta:document-statistic meta:table-count="0" meta:image-count="0" meta:object-count="0" meta:page-count="1" meta:paragraph-count="8" meta:word-count="51" meta:character-count="359" meta:non-whitespace-character-count="317"/>
    <meta:generator>LibreOffice/5.1.6.2$Linux_X86_64 LibreOffice_project/10m0$Build-2</meta:generator>
  </office:meta>
</office:document-meta>
</file>